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ext_20_body">
      <style:text-properties style:font-name="PP Pier Sans Bold"/>
    </style:style>
    <style:style style:name="P2" style:family="paragraph" style:parent-style-name="Standard">
      <style:text-properties style:font-name="PP Pier Sans" officeooo:rsid="0005fc7f" officeooo:paragraph-rsid="0005fc7f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itle">
      <style:text-properties style:font-name="PP Pier Sans Bold"/>
    </style:style>
    <style:style style:name="P5" style:family="paragraph" style:parent-style-name="Heading_20_3">
      <style:text-properties style:font-name="PP Pier Sans"/>
    </style:style>
    <style:style style:name="P6" style:family="paragraph" style:parent-style-name="Standard">
      <style:text-properties style:font-name="PP Pier Sans Bold" officeooo:paragraph-rsid="0005fc7f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PP Pier Sans"/>
    </style:style>
    <style:style style:name="P10" style:family="paragraph" style:parent-style-name="Text_20_body">
      <style:text-properties style:font-name="PP Pier Sans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05fc7f"/>
    </style:style>
    <style:style style:name="T2" style:family="text">
      <style:text-properties style:font-name="PP Pier Sans"/>
    </style:style>
    <style:style style:name="T3" style:family="text">
      <style:text-properties style:font-name="PP Pier Sans" fo:font-weight="normal" style:font-weight-asian="normal" style:font-weight-complex="normal"/>
    </style:style>
    <style:style style:name="T4" style:family="text">
      <style:text-properties style:font-name="PP Pier Sans" officeooo:rsid="0005fc7f"/>
    </style:style>
    <style:style style:name="T5" style:family="text">
      <style:text-properties officeooo:rsid="000626e5"/>
    </style:style>
    <style:style style:name="T6" style:family="text">
      <style:text-properties style:font-name="PP Pier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ier Pedragosa<text:tab/><text:tab/>–<text:tab/><text:tab/>DAW1<text:tab/><text:tab/> <text:s/>–<text:tab/><text:tab/> <text:s text:c="3"/><text:span text:style-name="T5">Digitalització</text:span> Aplicada</text:p>
      <text:p text:style-name="P6"/>
      <text:p text:style-name="P6"/>
      <text:p text:style-name="P4">Protecció i Seguretat de les dades</text:p>
      <text:p text:style-name="P1"/>
      <text:h text:style-name="P5" text:outline-level="3"><text:span text:style-name="Strong_20_Emphasis">1. Diferència entre protecció de dades i seguretat de dades</text:span></text:h>
      <text:list text:style-name="L3">
        <text:list-item>
          <text:p text:style-name="P13"><text:span text:style-name="Strong_20_Emphasis"><text:span text:style-name="T2">Protecció de dades:</text:span></text:span><text:span text:style-name="T2"> Fa referència a les mesures legals, tècniques i organitzatives per garantir que les dades personals es tracten de manera lícita, transparent i segura, protegint els drets de les persones (com la privadesa). Es basa en normatives com el RGPD o la LOPD-GDD. </text:span></text:p>
        </text:list-item>
        <text:list-item>
          <text:p text:style-name="P12"><text:span text:style-name="Strong_20_Emphasis"><text:span text:style-name="T2">Seguretat de dades:</text:span></text:span><text:span text:style-name="T2"> És un concepte més tècnic que se centra a protegir les dades (personals o no) contra accessos no autoritzats, pèrdues o alteracions, mitjançant eines com xifratge, tallafocs o controls d’accés. Forma part de la protecció de dades, però és més àmplia perquè inclou qualsevol tipus de dada. </text:span></text:p>
        </text:list-item>
      </text:list>
      <text:h text:style-name="Heading_20_3" text:outline-level="3"><text:span text:style-name="Strong_20_Emphasis">2. Què és la LOPD-GDD i quan va entrar en vigor</text:span></text:h>
      <text:list text:style-name="L4">
        <text:list-item>
          <text:p text:style-name="P15"><text:span text:style-name="Strong_20_Emphasis"><text:span text:style-name="T2">LOPD-GDD:</text:span></text:span><text:span text:style-name="T2"> És la Llei Orgànica 3/2018, de 5 de desembre, de Protecció de Dades Personals i garantia dels drets digitals, una llei espanyola que adapta el Reglament General de Protecció de Dades (RGPD) de la UE al context espanyol i introdueix mesures addicionals, com els drets digitals. </text:span></text:p>
        </text:list-item>
        <text:list-item>
          <text:p text:style-name="P14"><text:span text:style-name="Strong_20_Emphasis"><text:span text:style-name="T2">Entrada en vigor:</text:span></text:span><text:span text:style-name="T2"> Va entrar en vigor el </text:span><text:span text:style-name="Strong_20_Emphasis"><text:span text:style-name="T2">6 de desembre de 2018</text:span></text:span><text:span text:style-name="T2">, l’endemà de la seva publicació al BOE. </text:span></text:p>
        </text:list-item>
      </text:list>
      <text:h text:style-name="Heading_20_3" text:outline-level="3"><text:span text:style-name="Strong_20_Emphasis">3. Què són els drets ARCO-POL</text:span></text:h>
      <text:p text:style-name="P3"><text:span text:style-name="T2">Els drets </text:span><text:span text:style-name="Strong_20_Emphasis"><text:span text:style-name="T2">ARCO-POL</text:span></text:span><text:span text:style-name="T2"> són els drets que tenen les persones sobre les seves dades personals segons la normativa de protecció de dades (RGPD i LOPD-GDD). Són:</text:span></text:p>
      <text:list text:style-name="L5">
        <text:list-item>
          <text:p text:style-name="P17"><text:span text:style-name="Strong_20_Emphasis"><text:span text:style-name="T2">A</text:span></text:span><text:span text:style-name="T2">ccés: Dret a saber si una organització tracta les teves dades i a obtenir-ne una còpia. </text:span></text:p>
        </text:list-item>
        <text:list-item>
          <text:p text:style-name="P17"><text:span text:style-name="Strong_20_Emphasis"><text:span text:style-name="T2">R</text:span></text:span><text:span text:style-name="T2">ectificació: Dret a corregir dades personals inexactes o incompletes. </text:span></text:p>
        </text:list-item>
        <text:list-item>
          <text:p text:style-name="P17"><text:span text:style-name="Strong_20_Emphasis"><text:span text:style-name="T2">C</text:span></text:span><text:span text:style-name="T2">ancel·lació (o supressió): Dret a sol·licitar l’eliminació de les teves dades (també conegut com a "dret a l’oblit"). </text:span></text:p>
        </text:list-item>
        <text:list-item>
          <text:p text:style-name="P17"><text:span text:style-name="Strong_20_Emphasis"><text:span text:style-name="T2">O</text:span></text:span><text:span text:style-name="T2">posició: Dret a oposar-te al tractament de les teves dades per motius legítims (per exemple, per a publicitat). </text:span></text:p>
        </text:list-item>
        <text:list-item>
          <text:p text:style-name="P17"><text:span text:style-name="Strong_20_Emphasis"><text:span text:style-name="T2">P</text:span></text:span><text:span text:style-name="T2">ortabilitat: Dret a rebre les teves dades en un format estructurat i transferir-les a una altra entitat. </text:span></text:p>
        </text:list-item>
        <text:list-item>
          <text:p text:style-name="P17"><text:span text:style-name="Strong_20_Emphasis"><text:span text:style-name="T2">O</text:span></text:span><text:span text:style-name="T2">posició a decisions automatitzades: Dret a no ser objecte de decisions basades només en tractaments automatitzats (com perfils). </text:span></text:p>
        </text:list-item>
        <text:list-item>
          <text:p text:style-name="P16"><text:span text:style-name="Strong_20_Emphasis"><text:span text:style-name="T2">L</text:span></text:span><text:span text:style-name="T2">imitació: Dret a limitar el tractament de les teves dades en certs casos (per exemple, mentre es verifica la seva exactitud). </text:span></text:p>
        </text:list-item>
      </text:list>
      <text:h text:style-name="Heading_20_3" text:outline-level="3"><text:soft-page-break/><text:span text:style-name="Strong_20_Emphasis">4. Defineix breument els principis de seguretat informàtica: confidencialitat, integritat, disponibilitat i autenticitat</text:span></text:h>
      <text:list text:style-name="L6">
        <text:list-item>
          <text:p text:style-name="P19"><text:span text:style-name="Strong_20_Emphasis"><text:span text:style-name="T2">Confidencialitat:</text:span></text:span><text:span text:style-name="T2"> Garantir que només les persones autoritzades puguin accedir a la informació (per exemple, amb xifratge o contrasenyes). </text:span></text:p>
        </text:list-item>
        <text:list-item>
          <text:p text:style-name="P19"><text:span text:style-name="Strong_20_Emphasis"><text:span text:style-name="T2">Integritat:</text:span></text:span><text:span text:style-name="T2"> Assegurar que les dades no siguin alterades o modificades sense autorització, mantenint-ne l’exactitud i completitud (per exemple, amb controls de verificació). </text:span></text:p>
        </text:list-item>
        <text:list-item>
          <text:p text:style-name="P19"><text:span text:style-name="Strong_20_Emphasis"><text:span text:style-name="T2">Disponibilitat:</text:span></text:span><text:span text:style-name="T2"> Garantir que la informació i els sistemes estiguin accessibles quan es necessitin, evitant interrupcions (per exemple, amb còpies de seguretat). </text:span></text:p>
        </text:list-item>
        <text:list-item>
          <text:p text:style-name="P18"><text:span text:style-name="Strong_20_Emphasis"><text:span text:style-name="T2">Autenticitat:</text:span></text:span><text:span text:style-name="T2"> Verificar que els usuaris o sistemes són qui diuen ser, i que la informació prové d’una font fiable (per exemple, amb autenticació de dos factors). </text:span></text:p>
        </text:list-item>
      </text:list>
      <text:h text:style-name="Heading_20_3" text:outline-level="3"><text:span text:style-name="Strong_20_Emphasis">5. Què és una amenaça de ciberseguretat</text:span></text:h>
      <text:p text:style-name="P3"><text:span text:style-name="T2">Una </text:span><text:span text:style-name="Strong_20_Emphasis"><text:span text:style-name="T2">amenaça de ciberseguretat</text:span></text:span><text:span text:style-name="T2"> és qualsevol acció, esdeveniment o circumstància que pot comprometre la seguretat de la informació d’una organització, posant en risc la confidencialitat, integritat o disponibilitat de les dades. Pot ser intencionada (com un atac de hackers) o no intencionada (com un error humà).</text:span></text:p>
      <text:h text:style-name="Heading_20_3" text:outline-level="3"><text:span text:style-name="Strong_20_Emphasis">6. Defineix les següents formes en què es manifesten les amenaces de seguretat</text:span></text:h>
      <text:list text:style-name="L7">
        <text:list-item>
          <text:p text:style-name="P21"><text:span text:style-name="Strong_20_Emphasis"><text:span text:style-name="T2">Bretxa de dades:</text:span></text:span><text:span text:style-name="T2"> Accés no autoritzat, divulgació o pèrdua de dades sensibles, com quan un hacker accedeix a informació personal d’una empresa. </text:span></text:p>
        </text:list-item>
        <text:list-item>
          <text:p text:style-name="P21"><text:span text:style-name="Strong_20_Emphasis"><text:span text:style-name="T2">Virus:</text:span></text:span><text:span text:style-name="T2"> Programa maliciós que s’adjunta a fitxers o programes i es replica, infectant sistemes i causant danys com la pèrdua de dades o el mal funcionament. </text:span></text:p>
        </text:list-item>
        <text:list-item>
          <text:p text:style-name="P21"><text:span text:style-name="Strong_20_Emphasis"><text:span text:style-name="T2">Malware:</text:span></text:span><text:span text:style-name="T2"> Terme genèric per a qualsevol programari maliciós (com virus, cucs, troians o ransomware) dissenyat per infiltrar-se, danyar o robar informació d’un sistema. </text:span></text:p>
        </text:list-item>
        <text:list-item>
          <text:p text:style-name="P20"><text:span text:style-name="Strong_20_Emphasis"><text:span text:style-name="T2">Atacs de denegació de servei (DoS):</text:span></text:span><text:span text:style-name="T2"> Atac que busca saturar un sistema, xarxa o servidor amb tràfic excessiu per impedir que els usuaris legítims hi accedeixin, afectant la disponibilitat.</text:span></text:p>
        </text:list-item>
      </text:list>
      <text:p text:style-name="P10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PP Pier Sans Bold" fo:font-family="'PP Pier Sans Bold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0:09.042931017</meta:creation-date>
    <dc:date>2025-04-25T19:09:52.301918470</dc:date>
    <meta:editing-duration>PT9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628" meta:character-count="3964" meta:non-whitespace-character-count="3354"/>
  </office:meta>
</office:document-meta>
</file>